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Arial1" svg:font-family="Arial" style:font-family-generic="roman"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itle">
      <style:paragraph-properties fo:text-align="start"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itle">
      <style:paragraph-properties fo:text-align="start" style:justify-single-word="false"/>
    </style:style>
    <style:style style:name="P3" style:family="paragraph" style:parent-style-name="Title">
      <style:paragraph-properties fo:text-align="start" style:justify-single-word="false"/>
      <style:text-properties fo:font-weight="normal" style:font-weight-asian="normal" style:font-weight-complex="normal"/>
    </style:style>
    <style:style style:name="P4" style:family="paragraph" style:parent-style-name="Standard">
      <style:text-properties fo:font-size="12pt" fo:language="de" fo:country="DE" style:font-name-asian="Arial Unicode MS1" style:font-size-asian="12pt" style:font-name-complex="Arial Unicode MS1" style:font-size-complex="12pt"/>
    </style:style>
    <style:style style:name="P5" style:family="paragraph" style:parent-style-name="Standard">
      <style:paragraph-properties style:text-autospace="none"/>
      <style:text-properties style:use-window-font-color="true" style:font-name="TimesNewRomanPSMT" fo:font-size="12pt" style:font-name-asian="TimesNewRomanPSMT" style:font-size-asian="12pt" style:font-name-complex="TimesNewRomanPSMT" style:font-size-complex="12pt"/>
    </style:style>
    <style:style style:name="P6" style:family="paragraph" style:parent-style-name="Title" style:master-page-name="First_20_Page">
      <style:paragraph-properties fo:text-align="start" style:justify-single-word="false" style:page-number="auto"/>
      <style:text-properties style:font-name="Arial1" fo:language="de" fo:country="DE"/>
    </style:style>
    <style:style style:name="P7" style:family="paragraph" style:parent-style-name="Heading_20_1">
      <style:text-properties style:font-name="Arial1" fo:language="de" fo:country="DE"/>
    </style:style>
    <style:style style:name="P8" style:family="paragraph" style:parent-style-name="Heading_20_1">
      <style:paragraph-properties fo:break-before="pag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weight="normal" style:font-name-asian="Arial Unicode MS1" style:font-weight-asian="normal" style:font-name-complex="Arial Unicode MS1" style:font-weight-complex="normal"/>
    </style:style>
    <style:style style:name="T4" style:family="text">
      <style:text-properties fo:font-size="12pt" fo:language="de" fo:country="DE" fo:font-weight="normal" style:font-size-asian="12pt" style:font-weight-asian="normal" style:font-size-complex="12pt" style:font-weight-complex="normal"/>
    </style:style>
    <style:style style:name="T5" style:family="text">
      <style:text-properties fo:font-size="12pt" fo:language="de" fo:country="DE" fo:font-weight="normal" style:font-name-asian="Arial Unicode MS1" style:font-size-asian="12pt" style:font-weight-asian="normal" style:font-name-complex="Arial Unicode MS1" style:font-size-complex="12pt" style:font-weight-complex="normal"/>
    </style:style>
    <style:style style:name="T6" style:family="text">
      <style:text-properties fo:font-size="12pt" fo:language="de" fo:country="DE" style:font-name-asian="Arial Unicode MS1" style:font-size-asian="12pt" style:font-name-complex="Arial Unicode MS1" style:font-size-complex="12pt"/>
    </style:style>
    <style:style style:name="T7" style:family="text">
      <style:text-properties fo:font-size="12pt" fo:language="de" fo:country="DE" fo:font-style="italic" fo:font-weight="normal" style:font-name-asian="Arial Unicode MS1" style:font-size-asian="12pt" style:font-style-asian="italic" style:font-weight-asian="normal" style:font-name-complex="Arial Unicode MS1" style:font-size-complex="12pt" style:font-style-complex="italic" style:font-weight-complex="normal"/>
    </style:style>
    <style:style style:name="T8" style:family="text">
      <style:text-properties style:font-name="Arial Unicode MS" fo:font-size="12pt" fo:font-style="normal" fo:font-weight="normal" style:font-name-asian="Arial Unicode MS1" style:font-size-asian="12pt" style:font-style-asian="normal" style:font-weight-asian="normal" style:font-name-complex="Arial Unicode MS1" style:font-size-complex="12pt" style:font-style-complex="normal" style:font-weight-complex="normal"/>
    </style:style>
    <style:style style:name="T9" style:family="text">
      <style:text-properties style:font-name="Arial Unicode MS" fo:font-size="12pt" fo:language="de" fo:country="DE" fo:font-style="normal" fo:font-weight="normal" style:font-name-asian="Arial Unicode MS1" style:font-size-asian="12pt" style:font-style-asian="normal" style:font-weight-asian="normal" style:font-name-complex="Arial Unicode MS1" style:font-size-complex="12pt" style:font-style-complex="normal" style:font-weight-complex="normal"/>
    </style:style>
    <style:style style:name="T10" style:family="text">
      <style:text-properties style:font-name="Arial Unicode MS" fo:language="de" fo:country="DE" fo:font-style="normal" fo:font-weight="normal" style:font-name-asian="Arial Unicode MS1" style:font-style-asian="normal" style:font-weight-asian="normal" style:font-name-complex="Arial Unicode MS1" style:font-style-complex="normal" style:font-weight-complex="normal"/>
    </style:style>
    <style:style style:name="T11" style:family="text">
      <style:text-properties fo:font-size="10pt" fo:language="en" fo:country="US" style:font-size-asian="10pt" style:font-size-complex="10pt"/>
    </style:style>
    <style:style style:name="T12" style:family="text">
      <style:text-properties fo:font-size="10pt" fo:language="en" fo:country="US" fo:font-style="italic" style:font-size-asian="10pt" style:font-style-asian="italic" style:font-size-complex="10pt" style:font-style-complex="italic"/>
    </style:style>
    <style:style style:name="T13" style:family="text">
      <style:text-properties fo:font-size="10pt" fo:language="de" fo:country="DE" style:font-size-asian="10pt" style:font-size-complex="10pt"/>
    </style:style>
    <style:style style:name="T14" style:family="text">
      <style:text-properties fo:font-size="10pt" fo:language="de" fo:country="DE" fo:font-style="italic" style:font-size-asian="10pt" style:font-style-asian="italic" style:font-size-complex="10pt" style:font-style-complex="italic"/>
    </style:style>
    <style:style style:name="T15" style:family="text">
      <style:text-properties fo:font-style="italic" style:font-style-asian="italic" style:font-style-complex="italic"/>
    </style:style>
    <style:style style:name="T16" style:family="text">
      <style:text-properties style:font-name="Arial1" fo:language="de" fo:country="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ER – Auf dem Weg in eine selbstverschuldete digitale Unmündigkeit? </text:h>
      <text:h text:style-name="P1" text:outline-level="1">Christopher Könitz</text:h>
      <text:h text:style-name="P2" text:outline-level="1"><text:span text:style-name="T4">Hochschule Wismar</text:span><text:span text:style-name="T8"><text:line-break/></text:span><text:span text:style-name="T4">Philipp-Müller-Straße 14, 23966, Wismar</text:span><text:span text:style-name="T8"><text:line-break/></text:span><text:a xlink:type="simple" xlink:href="mailto:christopher.koenitz@hs-wismar.de" text:style-name="Internet_20_link" text:visited-style-name="Visited_20_Internet_20_Link"><text:span text:style-name="T4">christopher.koenitz@hs-wismar.de</text:span></text:a></text:h>
      <text:h text:style-name="P2" text:outline-level="1"><text:span text:style-name="T5">Spätestens seit der Debatte um die Vergütung von urheberrechtlich geschütztem Material nach UrhG §52a durch die VG WORT, scheinen Open Educational Resources (OER) die Antwort auf </text:span><text:span text:style-name="T5">proprietäre</text:span><text:span text:style-name="T5"> Verlagsangebote zu sein. Neben zahlreichen Tagungen und Barcamps, werden OER inzwischen auch durch Landes- und Bundesmittel unterstützt. Damit verbunden ist auch die Hervorhebung der positiven Aspekte dieser offenen Bildungsressourcen. Dabei lassen sich drei zentrale Argumente in der Debatte ausmachen. </text:span><text:span text:style-name="T7">Erstens</text:span><text:span text:style-name="T5"> würden OER als Katalysator für die Digitalisierung der (Aus-)Bildung dienen, indem aus </text:span><text:span text:style-name="T5">OER-Pools</text:span><text:span text:style-name="T5"> eigene Materialen und Kurse erstell</text:span><text:span text:style-name="T5">t werden</text:span><text:span text:style-name="T5"> könn</text:span><text:span text:style-name="T5">t</text:span><text:span text:style-name="T5">en. </text:span><text:span text:style-name="T7">Zweitens</text:span><text:span text:style-name="T5"> minderten OER die digitale Kluft, indem Lernende sowie Bildungsinstitutionen einen freien Zugriff auf diese Materialen hätten (vgl. Ebner/Schön 2011, 2). Und </text:span><text:span text:style-name="T7">drittens</text:span><text:span text:style-name="T5"> würden OER neue Formen des Lernens eröffnen, da sie ideal für didaktische Szenarien wie das Remixen von Materialen seien (vgl. Mayrberger/Hofhues 2013, 59). Die Vorteile von OER scheinen insbesondere für Bildungsinstitutionen verheißungsvoll zu sein </text:span><text:span text:style-name="T5">und werden auf Grund ihre</text:span><text:span text:style-name="T5">s apriorischen Charakters</text:span><text:span text:style-name="T5"> auch kritisch hinterfragt (vgl. Knox 2013)</text:span><text:span text:style-name="T5">. </text:span><text:span text:style-name="T5">Ich möchte meinen Fokus jedoch mehr auf die rechtlichen und technischen Aspekte </text:span><text:span text:style-name="T5">von OER</text:span><text:span text:style-name="T5"> richten, </text:span><text:span text:style-name="T5">die, so meine</text:span><text:span text:style-name="T5"> Hypothese,</text:span><text:span text:style-name="T5"> in ihrer jetzigen Form in eine selbstverschuldete digitale Unmündigkeit führen können.</text:span></text:h>
      <text:h text:style-name="P2" text:outline-level="1"><text:span text:style-name="T5">Waren es anfangs Sprachlabore oder Computerräume, sind es heutzutage Tabletklassen oder OER-Initiativen, die die Bildungsdiskussion treiben. Der gemeinsame Ausgangspunkt ist der gleiche: mittels neuer Medien, Materialien und Praktiken sollen Lernprozesse unterstützt und damit verbessert werden. Im Gegensatz zu den hardwarebasierten Innovationen, zeichnen sich OER zunächst durch eine freie Zugänglichkeit und den geringen Kostenfaktor für Lernende und Bildungsinstitutionen aus. Bei genauerem Blick müssen beide Argumente jedoch in Teilen relativiert werden. Einerseits meint der freie Zugang meist, dass OER-Materalien unter einer „freien“ Lizenz wie bspw. den Creative Commons stehen. Zusammen mit dem populären „by“-Attribut entsteht somit ein maßgebliches </text:span><text:span text:style-name="T5">rechtl</text:span><text:span text:style-name="T5">i</text:span><text:span text:style-name="T5">ches</text:span><text:span text:style-name="T5"> Hindernis für OER-Derivate (z.B. </text:span><text:span text:style-name="T5">mehrfache </text:span><text:span text:style-name="T5">Remixe). Insofern müssten OER auf ein starkes Copyleft setzen (z.B. </text:span><text:span text:style-name="T5">durch die freie Lizenz </text:span><text:span text:style-name="T5">GFDL</text:span><text:span text:style-name="T5"><text:note text:id="ftn1" text:note-class="footnote"><text:note-citation>1</text:note-citation><text:note-body><text:p text:style-name="Footnote">http://www.gnu.org/licenses/fdl-1.3.html</text:p></text:note-body></text:note></text:span><text:span text:style-name="T5">) um rechtlich </text:span><text:span text:style-name="T7">frei</text:span><text:span text:style-name="T5"> zu sein. Die Idee dabei ist, dass das Material in jeder Form bearbeitet werden darf unter der Bedingung, dass das editierte Format ebenfalls unter einem Copyleft weitergegeben wird. Somit wird verhindert, dass freie Formate in </text:span><text:span text:style-name="T5">proprietäre</text:span><text:span text:style-name="T5"> Formate übergehen. </text:span><text:span text:style-name="T5">Zudem kann das by-Attribut ausgelassen werden, um so die Weiterverarbeitung zu erleichtern.</text:span></text:h>
      <text:h text:style-name="P3" text:outline-level="1"><text:span text:style-name="T6">Neben der Frage nach freien Lizenzen ist a</text:span><text:span text:style-name="T6">u</text:span><text:span text:style-name="T6">ch die Frage nach den</text:span><text:span text:style-name="T6"> </text:span><text:span text:style-name="T6">eigentlichen </text:span><text:span text:style-name="T6">Dateiformate</text:span><text:span text:style-name="T6">n</text:span><text:span text:style-name="T6"> </text:span><text:span text:style-name="T6">ein kritisches Element von OER</text:span><text:span text:style-name="T6"> (vgl. Ebner/Schön 2011, 3). Mit Blick auf den Diskurs um Open-Source-Software (OSS) und Free-Software, lassen sich </text:span><text:span text:style-name="T6">wichtige Unterscheidungen für den OER-Diskurs</text:span><text:span text:style-name="T6"> </text:span><text:span text:style-name="T6">ausmachen</text:span><text:span text:style-name="T6">. OSS bedeutet, dass es neben einer freien Verfügbarkeit auch die Möglichkeit eines Einblicks in den Quellcode gibt. Das bedeutet jedoch nicht zwangsläufig, dass OSS in beliebiger Weise modifiziert werden darf. Insofern bildet die Free-Software-Bewegung einen kritischen Gegenpol zu OSS. </text:span></text:h>
      <text:p text:style-name="P4"><text:soft-page-break/>Ausgangspunkt ist hierbei die Forderung, dass Software nur dann <text:span text:style-name="T15">frei</text:span> sei, wenn man sie beliebig ausführen, teilen und verändern dürfe (vgl. Free Software Foundation 2016). Grundlage dafür sind freie Werkzeuge und Formate. Mit Blick auf OER lässt sich feststellen, dass die meisten Materialen nicht so frei sind, wie es auf den ersten Blick scheint. Ein Beispiel hierfür ist das L3T. Freier Zugang bedeutet in diesem Beispiel ein Download als PDF-Datei, was ein proprietäres, nicht editierbares Format darstellt. Daneben gibt es die Varianten ePub und HTML-Seite. Das sind freie Formate, aber ebenfalls nicht ohne weiteres editierbar und eher zur Rezeption gedacht. Mit Blick auf andere OER lässt sich ein ähnliches Bild zeichnen. Das stellt meiner Meinung nach ein wesentliches Problem in der OER-Debatte und -Praxis dar: proprietäre oder nicht editierbare Formate setzen sich in Form von Windows-PC-Pools, Youtube-Videos und iOS/Android-Tablets in den OER fort und erzeugen damit neue Abhängigkeiten und finanzielle Aufwände, die zugleich didaktische Potenziale einschränken bzw. hemmen.</text:p>
      <text:p text:style-name="P5"><text:span text:style-name="T1">Es stellt sich letztlich damit</text:span><text:span text:style-name="T1"> die Frage, inwiefern </text:span><text:span text:style-name="T1">OER</text:span><text:span text:style-name="T1"> </text:span><text:span text:style-name="T1">dabei</text:span><text:span text:style-name="T1"> helfen können, ein Orientierungswissen aufzubauen (vgl. Mittelstrass 2002, 154f). Wie oben konstatiert, verfügen viele OER-Angebote über einen offenen Zugang. Damit lässt sich durchaus so etwas wie eine offene Lehr- und Lernpraxis denken und umsetzen. Mit dem Einsatz von </text:span><text:span text:style-name="T2">freien</text:span><text:span text:style-name="T1"> Lehr- und Lernmaterialen rückt der Fokus </text:span><text:span text:style-name="T1">stärker </text:span><text:span text:style-name="T1">auf einen </text:span><text:span text:style-name="T1">formal orientierten Blick auf </text:span><text:span text:style-name="T1">OER</text:span><text:span text:style-name="T1">. </text:span><text:span text:style-name="T1">D</text:span><text:span text:style-name="T1">ie</text:span><text:span text:style-name="T1"> notwendige Auseinandersetzung </text:span><text:span text:style-name="T1">mit </text:span><text:span text:style-name="T1">der </text:span><text:span text:style-name="T1">jeweiligen spezifischen</text:span><text:span text:style-name="T1"> Medialität </text:span><text:span text:style-name="T1">von OER</text:span><text:span text:style-name="T1"> (bspw. Formate, Formen, Möglichkeiten) </text:span><text:span text:style-name="T1">können die </text:span><text:span text:style-name="T1">Digital Media Literacies (vgl. Jenkins 2010) bei </text:span><text:span text:style-name="T1">allen Partizipierenden</text:span><text:span text:style-name="T1"> weiterentwickelt </text:span><text:span text:style-name="T1">we</text:span><text:span text:style-name="T1">r</text:span><text:span text:style-name="T1">den</text:span><text:span text:style-name="T1">. </text:span><text:span text:style-name="T1">D</text:span><text:span text:style-name="T1">urch das Copyleft </text:span><text:span text:style-name="T1">werden gleichzeitig</text:span><text:span text:style-name="T1"> rechtliche Hürden für Derivate bzw. Remixe von Materialen abgebaut. Die so ermöglichten medialen Artikulationen </text:span><text:span text:style-name="T1">würden</text:span><text:span text:style-name="T1"> Bildungspotenziale </text:span><text:span text:style-name="T1">eröffnen</text:span><text:span text:style-name="T1"> (vgl. Jörissen/Marotzki 2009, 39f), die durch non-formale wie auch formale offene Bildungspraxen </text:span><text:span text:style-name="T1">(vgl. </text:span><text:span text:style-name="T3">Mayrberger/Hofhues 2013, 6</text:span><text:span text:style-name="T3">0f</text:span><text:span text:style-name="T3">)</text:span><text:span text:style-name="T1"> unterstützt werden könn</text:span><text:span text:style-name="T1">t</text:span><text:span text:style-name="T1">en </text:span><text:span text:style-name="T1">und letztlich</text:span><text:span text:style-name="T1"> zu einer digitalen Mündigkeit führen. Denkt man die Idee des Copyleft weiter, ergeben sich auch grundlegende Fragen </text:span><text:span text:style-name="T1">und Möglichkeiten</text:span><text:span text:style-name="T1">, die in der Session </text:span><text:span text:style-name="T1">(und darüber hinaus) im folgenden Etherpad https://pad.hs-wismar.de/p/jfmh17</text:span><text:span text:style-name="T1"> bearbeitet werden </text:span><text:span text:style-name="T1">können</text:span><text:span text:style-name="T1">. </text:span><text:span text:style-name="T1">Alternativ können Kommentare, Anregungen und Fragen mit den Hashtags #JFMH17 und #vorby gestellt werden.</text:span></text:p>
      <text:list xml:id="list5083087793269955141" text:style-name="Outline">
        <text:list-item>
          <text:h text:style-name="P7" text:outline-level="1">Literaturverzeichnis</text:h>
        </text:list-item>
      </text:list>
      <text:p text:style-name="Literaturverzeichnis1"><text:span text:style-name="T11">Ebner, M. &amp; Schön, S. (2011). </text:span><text:span text:style-name="T12">Offene Bildungsressourcen: Frei zugänglich und einsetzbar.</text:span><text:span text:style-name="T13"> Verfügbar unter: </text:span><text:a xlink:type="simple" xlink:href="http://www.scribd.com/doc/67768781/OffeneLernressourcen-Frei-zuganglich-und-einsetzbar" text:style-name="Internet_20_link" text:visited-style-name="Visited_20_Internet_20_Link"><text:span text:style-name="Hyperlink.0"><text:span text:style-name="T11">http://www.scribd.com/doc/67768781/OffeneLernressourcen-Frei-zuganglich-und-einsetzbar</text:span></text:span></text:a><text:span text:style-name="Hyperlink.0"><text:span text:style-name="T13"> </text:span></text:span><text:span text:style-name="T13">[</text:span><text:span text:style-name="T11">1</text:span><text:span text:style-name="T13">3</text:span><text:span text:style-name="T11">.</text:span><text:span text:style-name="T13">3.</text:span><text:span text:style-name="T11">201</text:span><text:span text:style-name="T13">7]</text:span><text:span text:style-name="T11">.</text:span></text:p>
      <text:p text:style-name="Literaturverzeichnis1"><text:span text:style-name="T13">Free Software Foundation (2016): </text:span><text:span text:style-name="T14">Freie Software. Was ist das?</text:span><text:span text:style-name="T13"> Verfügbar unter: </text:span><text:a xlink:type="simple" xlink:href="https://www.gnu.org/philosophy/free-sw" text:style-name="Internet_20_link" text:visited-style-name="Visited_20_Internet_20_Link"><text:span text:style-name="Hyperlink.0"><text:span text:style-name="T11">https://www.gnu.org/philosophy/free-sw</text:span></text:span></text:a><text:span text:style-name="T13"> [13.3.2017].</text:span></text:p>
      <text:p text:style-name="Literaturverzeichnis1"><text:span text:style-name="T13">Jenkins, H. (2010): </text:span><text:span text:style-name="T14">Multiculturalism, Appropriation, and the New Media Literacies: Remixing Moby Dick.</text:span><text:span text:style-name="T13"> In: Sonvilla-Weiss, S. (2010): mashup cultures. Wien: Springer, S. 98-119.</text:span></text:p>
      <text:p text:style-name="Literaturverzeichnis1"><text:span text:style-name="T11">Jörissen, B</text:span><text:span text:style-name="T13">. &amp;</text:span><text:span text:style-name="T11"> Marotzki, W</text:span><text:span text:style-name="T13">.</text:span><text:span text:style-name="T11"> (2009): </text:span><text:span text:style-name="T12">Medienbildung - Eine Einführung</text:span><text:span text:style-name="T11">. 1. Aufl., Stuttgart</text:span><text:span text:style-name="T13">: UTB</text:span><text:span text:style-name="T11">.</text:span></text:p>
      <text:p text:style-name="Literaturverzeichnis1"><text:span text:style-name="T11">Knox, J. (2013): Five critiques of the open educational resources movement, In: Teaching in Higher Education. Verfügbar unter: http://tinyurl.com/my8xyr4 </text:span><text:span text:style-name="T13">[</text:span><text:span text:style-name="T11">1</text:span><text:span text:style-name="T13">7</text:span><text:span text:style-name="T11">.5</text:span><text:span text:style-name="T13">.</text:span><text:span text:style-name="T11">201</text:span><text:span text:style-name="T13">7]</text:span><text:span text:style-name="T11">.</text:span></text:p>
      <text:p text:style-name="Literaturverzeichnis1"><text:span text:style-name="T11">M</text:span><text:span text:style-name="T13">ayrberger</text:span><text:span text:style-name="T11">, K</text:span><text:span text:style-name="T13">. &amp;</text:span><text:span text:style-name="T11"> H</text:span><text:span text:style-name="T13">ofhues</text:span><text:span text:style-name="T11">, S.</text:span><text:span text:style-name="T13"> (2013):</text:span><text:span text:style-name="T11"> </text:span><text:span text:style-name="T12">Akademische Lehre braucht mehr "Open Educational Practices" für den Umgang mit "Open Educational Resources" - ein Plädoyer</text:span><text:span text:style-name="T11">. Zeitschrift für Hochschulentwicklung, [S.l.], oct. 2013. ISSN 2219-6994. Verfügbar unter: </text:span><text:a xlink:type="simple" xlink:href="http://www.zfhe.at/index.php/zfhe/article/view/579" text:style-name="Internet_20_link" text:visited-style-name="Visited_20_Internet_20_Link"><text:span text:style-name="Hyperlink.1"><text:span text:style-name="T11">http://www.zfhe.at/index.php/zfhe/article/view/579</text:span></text:span></text:a><text:span text:style-name="T13"> [13.3.2017].</text:span></text:p>
      <text:p text:style-name="Literaturverzeichnis1"><text:span text:style-name="T13">Mittelstrass, J. (2002): </text:span><text:span text:style-name="T14">Bildung und ethische Maße</text:span><text:span text:style-name="T13">. In: Killius, N., Kluge, J. &amp; Reisch, L., 2002. Die Zukunft der Bildung. 4. Aufl., Suhrkamp, S. 151-170.</text:span></text:p>
      <text:list xml:id="list1074523696" text:continue-numbering="true" text:style-name="Outline">
        <text:list-item>
          <text:h text:style-name="P8" text:outline-level="1"><text:span text:style-name="T16">Autoreninformationen</text:span></text:h>
        </text:list-item>
      </text:list>
      <text:p text:style-name="P4">Christopher Könitz ist derzeit wissenschaftlicher Mitarbeiter am E-Learning-Zentrum der Hochschule Wismar und Promovend an der Otto-von-Guericke-Universität am Lehrstuhl für Medien- und Erwachsenenbildung bei Prof. Dr. Johannes Fromme. Dissertationstitel “Die Darstellung von künstlichen Leben im Computerspiel”. Forschungsschwerpunkte: Theorien und Methodologien der Medienbildung, Digital Game Studies und Neue Medien in Bildungskontex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mily-generic="roman"/>
    <style:font-face style:name="Arial1" svg:font-family="Arial" style:font-family-generic="roman"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de" fo:country="DE"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loext:contextual-spacing="false"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49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de" fo:country="DE" fo:font-style="normal" style:text-underline-style="none" fo:font-weight="normal" style:letter-kerning="true" style:font-name-asian="Arial Unicode MS1"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cm" fo:margin-right="0cm" fo:margin-top="0cm" fo:margin-bottom="0.353cm" fo:line-height="100%" fo:text-align="justify" style:justify-single-word="false" fo:keep-together="always"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Kopf-_20_und_20_Fußzeilen" style:display-name="Kopf- und Fußzeilen" style:family="paragraph" style:default-outline-level="" style:list-style-name="">
      <style:paragraph-properties loext:contextual-spacing="false"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fo:hyphenate="true" fo:hyphenation-remain-char-count="2" fo:hyphenation-push-char-count="2"/>
    </style:style>
    <style:style style:name="Title" style:family="paragraph" style:parent-style-name="Heading" style:next-style-name="Subtitle" style:default-outline-level="1" style:class="chapter">
      <style:paragraph-properties loext:contextual-spacing="false" fo:margin-left="0cm" fo:margin-right="0cm" fo:margin-top="0.423cm" fo:margin-bottom="0.106cm" fo:line-height="100%" fo:text-align="center" style:justify-single-word="false" fo:keep-together="always"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Times New Roman1" fo:font-size="14pt" fo:letter-spacing="normal" fo:language="de" fo:country="DE" fo:font-style="normal" style:text-underline-style="none" fo:font-weight="bold" style:letter-kerning="true" style:font-name-asian="Arial Unicode MS1" style:font-size-asian="14pt" style:font-style-asian="normal" style:font-weight-asian="bold" style:font-name-complex="Arial Unicode MS1" style:font-size-complex="14pt" style:font-style-complex="normal" style:font-weight-complex="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paragraph-properties loext:contextual-spacing="false" fo:margin-left="0cm" fo:margin-right="0cm" fo:margin-top="0.741cm" fo:margin-bottom="0.423cm" fo:line-height="100%" fo:text-align="justify"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Times New Roman1" fo:font-size="12pt" fo:letter-spacing="normal" fo:language="de" fo:country="DE" fo:font-style="normal" style:text-underline-style="none" fo:font-weight="bold" style:letter-kerning="true" style:font-name-asian="Arial Unicode MS1" style:font-size-asian="12pt" style:font-style-asian="normal" style:font-weight-asian="bold" style:font-name-complex="Arial Unicode MS1" style:font-size-complex="12pt" style:font-style-complex="normal" style:font-weight-complex="bold" fo:hyphenate="true" fo:hyphenation-remain-char-count="2" fo:hyphenation-push-char-count="2"/>
    </style:style>
    <style:style style:name="Literaturverzeichnis1" style:family="paragraph" style:default-outline-level="" style:list-style-name="">
      <style:paragraph-properties loext:contextual-spacing="false" fo:margin-left="1.251cm" fo:margin-right="0cm" fo:margin-top="0cm" fo:margin-bottom="0.106cm" fo:line-height="100%" fo:text-align="justify" style:justify-single-word="false" fo:keep-together="always" fo:orphans="2" fo:widows="2" fo:hyphenation-ladder-count="no-limit" fo:text-indent="-1.25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Times New Roman" fo:font-size="9pt" fo:letter-spacing="normal" fo:language="en" fo:country="US" fo:font-style="normal" style:text-underline-style="none" fo:font-weight="normal" style:letter-kerning="true" style:font-name-asian="Arial Unicode MS1" style:font-size-asian="9pt" style:font-style-asian="normal" style:font-weight-asian="normal" style:font-name-complex="Arial Unicode MS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text-properties fo:color="#0000ff" style:text-underline-style="solid" style:text-underline-width="auto" style:text-underline-color="#000000"/>
    </style:style>
    <style:style style:name="Hyperlink.0" style:family="text" style:parent-style-name="Link">
      <style:text-properties fo:color="#000000" style:text-underline-style="none"/>
    </style:style>
    <style:style style:name="Hyperlink.1" style:family="text" style:parent-style-name="Link">
      <style:text-properties fo:color="#000000" style:text-underline-style="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719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719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Kopf-_20_und_20_Fußzeilen"/>
      </style:header>
      <style:footer>
        <text:p text:style-name="Kopf-_20_und_20_Fußzeilen"/>
      </style:footer>
    </style:master-page>
    <style:master-page style:name="First_20_Page" style:display-name="First Page" style:page-layout-name="Mpm2" style:next-style-name="Standard">
      <style:header>
        <text:p text:style-name="Kopf-_20_und_20_Fußzeilen"/>
      </style:header>
      <style:footer>
        <text:p text:style-name="Kopf-_20_und_20_Fußzeile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5-29T12:21:28</dc:date>
    <meta:generator>OpenOffice/4.1.3$Unix OpenOffice.org_project/413m1$Build-9783</meta:generator>
    <meta:editing-duration>PT3H44M42S</meta:editing-duration>
    <meta:editing-cycles>6</meta:editing-cycles>
    <meta:document-statistic meta:table-count="0" meta:image-count="0" meta:object-count="0" meta:page-count="3" meta:paragraph-count="19" meta:word-count="994" meta:character-count="7659"/>
    <dc:creator>Christopher Könitz</dc:creator>
  </office:meta>
</office:document-meta>
</file>